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Authentication.BasicAuthentication( String theName , String th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Authentication.configure( HttpState theState , HttpMethod theMethod , WebRequest theRequest , Configuration th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